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650b1c"/>
    </style:style>
    <style:style style:name="T109" style:family="text">
      <style:text-properties officeooo:rsid="017c44ca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9" style:family="text">
      <style:text-properties officeooo:rsid="038d9d4d"/>
    </style:style>
    <style:style style:name="T130" style:family="text">
      <style:text-properties officeooo:rsid="038dd9cf"/>
    </style:style>
    <style:style style:name="T131" style:family="text">
      <style:text-properties officeooo:rsid="0025668c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officeooo:rsid="00bb3130"/>
    </style:style>
    <style:style style:name="T13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</text:span><text:span text:style-name="T109">n email</text:span><text:span text:style-name="T106"> will be </text:span><text:span text:style-name="T108">sent out</text:span><text:span text:style-name="T106"> immediately. Th</text:span><text:span text:style-name="T110">e email will be converted to an SMS via a free SMTP to SMS provider. </text:span><text:span text:style-name="T111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6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24">GD</text:span></text:span><text:span text:style-name="Strong_20_Emphasis"><text:span text:style-name="T125">P</text:span></text:span><text:span text:style-name="Strong_20_Emphasis"><text:span text:style-name="T124">R</text:span></text:span><text:span text:style-name="T126"> (</text:span>2018<text:span text:style-name="T126">) </text:span><text:span text:style-name="Emphasis"><text:span text:style-name="T126">General Data Protection Regulation.</text:span></text:span><text:span text:style-name="T126"> Available at: </text:span><text:a xlink:type="simple" xlink:href="https://gdpr-info.eu/" text:style-name="Internet_20_link" text:visited-style-name="Visited_20_Internet_20_Link"><text:span text:style-name="T126">https://gdpr-info.eu/</text:span></text:a><text:span text:style-name="T126"> (</text:span><text:span text:style-name="T127">Accessed: </text:span><text:span text:style-name="T128">5 </text:span><text:span text:style-name="T127"><text:s/></text:span><text:span text:style-name="T128">May</text:span><text:span text:style-name="T127"> 2026</text:span><text:span text:style-name="T126">).</text:span></text:p>
      <text:p text:style-name="P51"><text:span text:style-name="Strong_20_Emphasis">Data Protection Act 2018</text:span> (2018) <text:span text:style-name="Emphasis">c.12.</text:span> London: The Stationery Office. <text:span text:style-name="T129">Available at: </text:span><text:a xlink:type="simple" xlink:href="https://www.legislation.gov.uk/ukpga/2018/12" text:style-name="Internet_20_link" text:visited-style-name="Visited_20_Internet_20_Link"><text:span text:style-name="T129">https://www.legislation.gov.uk/ukpga/2018/12</text:span></text:a><text:span text:style-name="T129"> </text:span><text:span text:style-name="T130">(Accessed: </text:span><text:span text:style-name="T131">5 May</text:span><text:span text:style-name="T130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0">Accessed: </text:span><text:span text:style-name="T131">5</text:span><text:span text:style-name="T130"> </text:span><text:span text:style-name="T131">May</text:span><text:span text:style-name="T130"> 2026</text:span>).</text:p>
      <text:p text:style-name="P53">National Cyber Security Centre <text:span text:style-name="T132">(2021) </text:span><text:span text:style-name="T133">Top tips for staying secure online.</text:span><text:span text:style-name="T13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2">https://www.ncsc.gov.uk/collection/top-tips-for-staying-secure-online/always-back-up-your-most-important-data#section_3</text:span></text:a><text:span text:style-name="T132"> (Accessed 5 May 2026).</text:span></text:p>
      <text:p text:style-name="P54"/>
      <text:p text:style-name="P55"><text:span text:style-name="T13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32">(n.d.) </text:span><text:span text:style-name="T133">Debugging Software with a Rubber Ducky. </text:span><text:span text:style-name="T135">Available at: </text:span><text:a xlink:type="simple" xlink:href="https://rubberduckdebugging.com/" text:style-name="Internet_20_link" text:visited-style-name="Visited_20_Internet_20_Link"><text:span text:style-name="T135">https://rubberduckdebugging.com/</text:span></text:a><text:span text:style-name="T135"> (Accessed: 5 May 2026)</text:span></text:p>
      <text:p text:style-name="P57"/>
      <text:p text:style-name="P58"><text:span text:style-name="T136">Luka Netzler, Brian Lovell</text:span><text:span text:style-name="T13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32">(2025) </text:span><text:span text:style-name="T133">Stable cognitive performance while adapting to intermittent fasting: A randomised controlled trial</text:span><text:span text:style-name="T135">. Available at: </text:span><text:a xlink:type="simple" xlink:href="https://journals.sagepub.com/doi/10.1177/13591053251351204" text:style-name="Internet_20_link" text:visited-style-name="Visited_20_Internet_20_Link"><text:span text:style-name="T135">https://journals.sagepub.com/doi/10.1177/13591053251351204</text:span></text:a><text:span text:style-name="T135"> (Accessed: 5 May 2026).</text:span></text:p>
      <text:p text:style-name="P61"><text:soft-page-break/></text:p>
      <text:p text:style-name="P62"><text:span text:style-name="Strong_20_Emphasis">Information Commissioner’s Office (ICO)</text:span> (2024<text:span text:style-name="T13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0">Accessed: </text:span><text:span text:style-name="T139">5 May </text:span><text:span text:style-name="T130">2026</text:span>).</text:p>
      <text:p text:style-name="P63">Dominik H Pesta, Varman T Samuel <text:span text:style-name="T132">(2014) </text:span><text:span text:style-name="T133">A high-protein diet for reducing body fat: mechanisms and possible caveats.</text:span><text:span text:style-name="T132"> Available at: </text:span><text:a xlink:type="simple" xlink:href="https://link.springer.com/article/10.1186/1743-7075-11-53" text:style-name="Internet_20_link" text:visited-style-name="Visited_20_Internet_20_Link"><text:span text:style-name="T132">https://link.springer.com/article/10.1186/1743-7075-11-53</text:span></text:a><text:span text:style-name="T132"> (Accessed: 5 May 2026).</text:span></text:p>
      <text:p text:style-name="P64"/>
      <text:p text:style-name="P65">Craig A. Williamson, Jari J. Morganti, Hannah E. Smithson <text:span text:style-name="T132">(2023) </text:span><text:span text:style-name="T133">Bright-light distractions and visual performance</text:span><text:span text:style-name="T13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2">https://www.frontiersin.org/journals/psychology/articles/10.3389/fpsyg.2023.1088975/full</text:span></text:a><text:span text:style-name="T132"> (Accessed: 5 May 2026).</text:span></text:p>
      <text:p text:style-name="P66"/>
      <text:p text:style-name="P67">Ning Ding, Daniel Wagner, Xiaomeng Chen, Abhinav Pathak, Y. Charlie Hu, Andrew Rice <text:span text:style-name="T132">(2013) </text:span><text:span text:style-name="T133">Characterizing and modeling the impact of wireless signal strength on smartphone battery drain. </text:span><text:span text:style-name="T135">Available at: </text:span><text:a xlink:type="simple" xlink:href="https://dl.acm.org/doi/10.1145/2494232.2466586" text:style-name="Internet_20_link" text:visited-style-name="Visited_20_Internet_20_Link"><text:span text:style-name="T135">https://dl.acm.org/doi/10.1145/2494232.2466586</text:span></text:a><text:span text:style-name="T135"> (Accessed: 5 May 2026)</text:span></text:p>
      <text:p text:style-name="P68"/>
      <text:p text:style-name="P69">The Postman Team <text:span text:style-name="T132">(2025) </text:span><text:span text:style-name="T133">What are HTTP status codes? Complete Guide for API Developers</text:span><text:span text:style-name="T132">. Available at: </text:span><text:a xlink:type="simple" xlink:href="https://blog.postman.com/what-are-http-status-codes/" text:style-name="Internet_20_link" text:visited-style-name="Visited_20_Internet_20_Link"><text:span text:style-name="T132">https://blog.postman.com/what-are-http-status-codes/</text:span></text:a><text:span text:style-name="T132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4:43.436380801</dc:date>
    <meta:editing-duration>PT11H47M14S</meta:editing-duration>
    <meta:editing-cycles>287</meta:editing-cycles>
    <meta:document-statistic meta:table-count="0" meta:image-count="0" meta:object-count="0" meta:page-count="6" meta:paragraph-count="58" meta:word-count="1723" meta:character-count="11919" meta:non-whitespace-character-count="10250"/>
  </office:meta>
</office:document-meta>
</file>